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bottom" draw:auto-grow-height="false" fo:wrap-option="wrap"/>
    </style:style>
    <style:style style:name="gr2" style:family="graphic" style:parent-style-name="standard">
      <style:graphic-properties draw:textarea-horizontal-align="left" draw:textarea-vertical-align="bottom" draw:auto-grow-height="false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standard">
      <style:graphic-properties draw:textarea-horizontal-align="left" draw:textarea-vertical-align="top" draw:auto-grow-height="false" fo:wrap-option="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3.81cm" svg:x="1.889cm" svg:y="16.494cm">
          <text:p text:style-name="P1"><text:span text:style-name="T1">File Access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907cm" svg:height="6.223cm" svg:x="1.889cm" svg:y="20.558cm">
          <text:p text:style-name="P3">FileSy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145cm" svg:height="0.762cm" svg:x="2.651cm" svg:y="24.622cm">
          <text:p text:style-name="P1"><text:span text:style-name="T2">Chunk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7.145cm" svg:height="4.064cm" svg:x="2.651cm" svg:y="20.558cm">
          <text:p text:style-name="P3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4.478cm" svg:height="3.302cm" svg:x="3.286cm" svg:y="20.558cm">
          <text:p text:style-name="P3"><text:span text:style-name="T1">RIFF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811cm" svg:height="2.667cm" svg:x="3.921cm" svg:y="20.558cm">
          <text:p text:style-name="P3"><text:span text:style-name="T1">wav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032cm" svg:height="3.302cm" svg:x="17.764cm" svg:y="20.558cm">
          <text:p text:style-name="P3"><text:span text:style-name="T1">Others ..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032cm" svg:height="2.667cm" svg:x="15.732cm" svg:y="20.558cm">
          <text:p text:style-name="P3"><text:span text:style-name="T1">Others ..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7cm" svg:height="1.905cm" svg:x="4.429cm" svg:y="20.558cm">
          <text:p text:style-name="P3"><text:span text:style-name="T1">fmt_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035cm" svg:height="1.905cm" svg:x="13.697cm" svg:y="20.558cm">
          <text:p text:style-name="P3"><text:span text:style-name="T1">Others ..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66cm" svg:height="1.905cm" svg:x="5.703cm" svg:y="20.558cm">
          <text:p text:style-name="P3"><text:span text:style-name="T1">[fact]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032cm" svg:height="1.905cm" svg:x="6.969cm" svg:y="20.558cm">
          <text:p text:style-name="P3"><text:span text:style-name="T1">Others ..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699cm" svg:height="1.905cm" svg:x="9.001cm" svg:y="20.558cm"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208cm" svg:height="0.762cm" svg:x="4.302cm" svg:y="18.907cm">
          <text:p text:style-name="P3"><text:span text:style-name="T1">Format + fact +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286cm" svg:height="3.175cm" svg:x="17.51cm" svg:y="16.494cm">
          <text:p text:style-name="P1"><text:span text:style-name="T1">Raw hex chunk explor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04cm" svg:height="2.413cm" svg:x="10.906cm" svg:y="16.494cm">
          <text:p text:style-name="P3"><text:span text:style-name="T1">Data Array Ac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04cm" svg:height="2.413cm" svg:x="4.302cm" svg:y="16.494cm">
          <text:p text:style-name="P3"><text:span text:style-name="T1">Wave Format Explor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7.653cm" svg:height="2.413cm" svg:x="2.143cm" svg:y="13.319cm">
          <text:p text:style-name="P3"><text:span text:style-name="T1">… </text:span><text:span text:style-name="T1">views … views … views ...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3" draw:layer="layout" svg:width="17.272cm" svg:height="1.397cm" svg:x="2.27cm" svg:y="1.762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83cm" svg:height="1.397cm" svg:x="2.27cm" svg:y="3.54cm">
          <text:p text:style-name="P3">Fil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83cm" svg:height="1.397cm" svg:x="2.27cm" svg:y="5.318cm">
          <text:p text:style-name="P3">wav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83cm" svg:height="1.397cm" svg:x="6.334cm" svg:y="5.318cm">
          <text:p text:style-name="P3">fla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83cm" svg:height="1.397cm" svg:x="10.398cm" svg:y="3.54cm">
          <text:p text:style-name="P3">Analysi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83cm" svg:height="8.509cm" svg:x="2.27cm" svg:y="6.969cm">
          <text:p text:style-name="P3">Chunk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29cm" svg:height="0.762cm" svg:x="2.397cm" svg:y="7.858cm">
          <text:p text:style-name="P3">RIFF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29cm" svg:height="0.762cm" svg:x="2.397cm" svg:y="8.747cm">
          <text:p text:style-name="P3">fmt_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29cm" svg:height="0.762cm" svg:x="2.397cm" svg:y="9.636cm">
          <text:p text:style-name="P3">data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29cm" svg:height="0.762cm" svg:x="2.397cm" svg:y="10.525cm">
          <text:p text:style-name="P3">[fact]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29cm" svg:height="0.762cm" svg:x="2.397cm" svg:y="11.414cm">
          <text:p text:style-name="P3">&lt;bext&gt;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29cm" svg:height="0.762cm" svg:x="2.397cm" svg:y="12.303cm">
          <text:p text:style-name="P3">&lt;PAD_&gt;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uncan Gray</meta:initial-creator>
    <meta:creation-date>2012-08-12T11:00:22</meta:creation-date>
    <dc:date>2015-08-27T00:21:52.755227342</dc:date>
    <dc:creator>Duncan Gray</dc:creator>
    <meta:editing-duration>PT54M51S</meta:editing-duration>
    <meta:editing-cycles>8</meta:editing-cycles>
    <meta:generator>LibreOffice/4.2.8.2$Linux_X86_64 LibreOffice_project/420m0$Build-2</meta:generator>
    <meta:document-statistic meta:object-count="30"/>
  </office:meta>
</office:document-meta>
</file>